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3" style:family="paragraph"/>
    <style:style style:name="P4" style:parent-style-name="Párrafodelista" style:list-style-name="LFO3" style:family="paragraph"/>
    <style:style style:name="P5" style:parent-style-name="Párrafodelista" style:list-style-name="LFO3" style:family="paragraph"/>
    <style:style style:name="P6" style:parent-style-name="Párrafodelista" style:list-style-name="LFO3" style:family="paragraph"/>
    <style:style style:name="P7" style:parent-style-name="Párrafodelista" style:list-style-name="LFO3" style:family="paragraph"/>
    <style:style style:name="P8" style:parent-style-name="Párrafodelista" style:list-style-name="LFO1" style:family="paragraph"/>
    <style:style style:name="P9" style:parent-style-name="Párrafodelista" style:list-style-name="LFO5" style:family="paragraph"/>
    <style:style style:name="P10" style:parent-style-name="Párrafodelista" style:list-style-name="LFO5" style:family="paragraph"/>
    <style:style style:name="P11" style:parent-style-name="Párrafodelista" style:list-style-name="LFO5" style:family="paragraph"/>
    <style:style style:name="P12" style:parent-style-name="Párrafodelista" style:list-style-name="LFO5" style:family="paragraph"/>
    <style:style style:name="P13" style:parent-style-name="Párrafodelista" style:list-style-name="LFO5" style:family="paragraph"/>
  </office:automatic-styles>
  <office:body>
    <office:text text:use-soft-page-breaks="true">
      <text:p text:style-name="P1">PCD</text:p>
      <text:list text:style-name="LFO1" text:continue-numbering="true">
        <text:list-item>
          <text:p text:style-name="P2">Paralelismo</text:p>
        </text:list-item>
      </text:list>
      <text:list text:style-name="LFO3" text:continue-numbering="true">
        <text:list-item>
          <text:p text:style-name="P3">Google</text:p>
        </text:list-item>
        <text:list-item>
          <text:p text:style-name="P4">Amazon</text:p>
        </text:list-item>
        <text:list-item>
          <text:p text:style-name="P5">Alibaba</text:p>
        </text:list-item>
        <text:list-item>
          <text:p text:style-name="P6">Kayak</text:p>
        </text:list-item>
        <text:list-item>
          <text:p text:style-name="P7">Booking</text:p>
        </text:list-item>
      </text:list>
      <text:list text:style-name="LFO1" text:continue-numbering="true">
        <text:list-item>
          <text:p text:style-name="P8">Concurrente</text:p>
        </text:list-item>
      </text:list>
      <text:list text:style-name="LFO5" text:continue-numbering="true">
        <text:list-item>
          <text:p text:style-name="P9">Spotify</text:p>
        </text:list-item>
        <text:list-item>
          <text:p text:style-name="P10">Netflix</text:p>
        </text:list-item>
        <text:list-item>
          <text:p text:style-name="P11">HBO</text:p>
        </text:list-item>
        <text:list-item>
          <text:p text:style-name="P12">Amazon video</text:p>
        </text:list-item>
        <text:list-item>
          <text:p text:style-name="P13">Crunchyrol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ian Jonathan YANG GONZÁLEZ</meta:initial-creator>
    <dc:creator>Christian Jonathan YANG GONZÁLEZ</dc:creator>
    <meta:creation-date>2022-09-29T14:45:00Z</meta:creation-date>
    <dc:date>2022-09-29T15:07:00Z</dc:date>
    <meta:template xlink:href="Normal" xlink:type="simple"/>
    <meta:editing-cycles>1</meta:editing-cycles>
    <meta:editing-duration>PT0S</meta:editing-duration>
    <meta:document-statistic meta:page-count="1" meta:paragraph-count="1" meta:word-count="16" meta:character-count="108" meta:row-count="1" meta:non-whitespace-character-count="93"/>
  </office:meta>
</office:document-meta>
</file>